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ahnschrift Light" svg:font-family="'Bahnschrift Ligh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hnschrift Light1" svg:font-family="'Bahnschrift Light'"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Lucida Sans1" svg:font-family="'Lucida Sans'" style:font-family-generic="system" style:font-pitch="variable"/>
  </office:font-face-decls>
  <office:automatic-styles>
    <style:style style:name="P1" style:family="paragraph" style:parent-style-name="Standard">
      <style:text-properties style:font-name="Lucida Sans" style:font-name-asian="Lucida Sans1" style:font-name-complex="Lucida Sans1"/>
    </style:style>
    <style:style style:name="P2" style:family="paragraph" style:parent-style-name="Standard">
      <style:paragraph-properties fo:orphans="0" fo:widows="0"/>
      <style:text-properties style:font-name="Lucida Sans" style:font-name-asian="Lucida Sans1" style:font-name-complex="Lucida Sans1"/>
    </style:style>
    <style:style style:name="P3" style:family="paragraph" style:parent-style-name="Standard">
      <style:text-properties style:font-name="Lucida Sans" fo:font-weight="bold" style:font-name-asian="Lucida Sans1" style:font-weight-asian="bold" style:font-name-complex="Lucida Sans1"/>
    </style:style>
    <style:style style:name="P4" style:family="paragraph" style:parent-style-name="Standard">
      <style:paragraph-properties fo:orphans="0" fo:widows="0"/>
    </style:style>
    <style:style style:name="P5" style:family="paragraph" style:parent-style-name="Standard">
      <style:text-properties style:text-position="0% 100%" style:font-name="Lucida Sans" fo:font-size="12pt" style:font-name-asian="Lucida Sans1" style:font-size-asian="12pt" style:font-name-complex="Lucida Sans1" style:font-size-complex="12pt"/>
    </style:style>
    <style:style style:name="P6" style:family="paragraph" style:parent-style-name="Standard">
      <style:paragraph-properties fo:margin-top="0in" fo:margin-bottom="0.0835in" loext:contextual-spacing="false" fo:line-height="100%" fo:orphans="0" fo:widows="0"/>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paragraph-properties fo:margin-left="0in" fo:margin-right="0in" fo:text-indent="0.5in" style:auto-text-indent="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master-page-name="Standard">
      <style:paragraph-properties style:page-number="1"/>
    </style:style>
    <style:style style:name="T1" style:family="text">
      <style:text-properties style:font-name="Lucida Sans" style:font-name-asian="Lucida Sans1" style:font-name-complex="Lucida Sans1"/>
    </style:style>
    <style:style style:name="T2" style:family="text">
      <style:text-properties style:font-name="Lucida Sans" style:font-name-asian="Lucida Sans1" style:font-name-complex="Lucida Sans1" fo:background-color="#ffff00"/>
    </style:style>
    <style:style style:name="T3" style:family="text">
      <style:text-properties style:font-name="Lucida Sans" fo:font-weight="bold" style:font-name-asian="Lucida Sans1" style:font-weight-asian="bold" style:font-name-complex="Lucida Sans1"/>
    </style:style>
    <style:style style:name="T4" style:family="text">
      <style:text-properties style:text-position="super 58%" style:font-name="Lucida Sans" style:font-name-asian="Lucida Sans1" style:font-name-complex="Lucida Sans1"/>
    </style:style>
    <style:style style:name="T5" style:family="text">
      <style:text-properties fo:color="#000080" style:font-name="Lucida Sans" style:text-underline-style="solid" style:text-underline-width="auto" style:text-underline-color="font-color" style:font-name-asian="Lucida Sans1" style:font-name-complex="Lucida Sans1"/>
    </style:style>
    <style:style style:name="T6" style:family="text">
      <style:text-properties fo:color="#000080" style:font-name="Bahnschrift Light" fo:font-size="11pt" style:text-underline-style="solid" style:text-underline-width="auto" style:text-underline-color="font-color" style:font-name-asian="Bahnschrift Light1" style:font-size-asian="11pt" style:font-name-complex="Bahnschrift Light1" style:font-size-complex="11pt"/>
    </style:style>
    <style:style style:name="T7" style:family="text">
      <style:text-properties fo:color="#000080" style:text-position="0% 100%" style:font-name="Lucida Sans" fo:font-size="12pt" style:text-underline-style="solid" style:text-underline-width="auto" style:text-underline-color="font-color" style:font-name-asian="Lucida Sans1" style:font-size-asian="12pt" style:font-name-complex="Lucida Sans1" style:font-size-complex="12pt"/>
    </style:style>
    <style:style style:name="T8" style:family="text">
      <style:text-properties style:font-name="Bahnschrift Light" fo:font-size="11pt" fo:font-weight="bold" style:font-name-asian="Bahnschrift Light1" style:font-size-asian="11pt" style:font-weight-asian="bold" style:font-name-complex="Bahnschrift Light1" style:font-size-complex="11pt"/>
    </style:style>
    <style:style style:name="T9" style:family="text">
      <style:text-properties style:font-name="Bahnschrift Light" fo:font-size="11pt" style:font-name-asian="Bahnschrift Light1" style:font-size-asian="11pt" style:font-name-complex="Bahnschrift Light1" style:font-size-complex="11pt"/>
    </style:style>
    <style:style style:name="T10" style:family="text">
      <style:text-properties fo:font-weight="bold" style:font-weight-asian="bold"/>
    </style:style>
    <style:style style:name="T11" style:family="text">
      <style:text-properties fo:color="#000000" style:font-name="Lucida Sans" style:text-underline-style="none" style:font-name-asian="Lucida Sans1" style:font-name-complex="Lucida Sans1"/>
    </style:style>
    <style:style style:name="T12" style:family="text">
      <style:text-properties style:text-position="0% 100%" style:font-name="Lucida Sans" fo:font-size="12pt" style:font-name-asian="Lucida Sans1" style:font-size-asian="12pt" style:font-name-complex="Lucida Sans1" style:font-size-complex="12pt"/>
    </style:style>
    <style:style style:name="T13" style:family="text">
      <style:text-properties fo:background-color="#ffff00"/>
    </style:style>
    <style:style style:name="T14" style:family="text">
      <style:text-properties fo:color="#1155cc" style:font-name="Bahnschrift Light" fo:font-size="11pt" style:text-underline-style="solid" style:text-underline-width="auto" style:text-underline-color="font-color" style:font-name-asian="Bahnschrift Light1" style:font-size-asian="11pt" style:font-name-complex="Bahnschrift Light1" style:font-size-complex="11pt"/>
    </style:style>
    <style:style style:name="T15" style:family="text">
      <style:text-properties fo:color="#1155cc" style:font-name="Lucida Sans" style:text-underline-style="solid" style:text-underline-width="auto" style:text-underline-color="font-color" style:font-name-asian="Lucida Sans1" style:font-name-complex="Lucida Sans1"/>
    </style:style>
    <style:style style:name="T16" style:family="text">
      <style:text-properties fo:color="#1155cc" style:font-name="Lucida Sans" style:text-underline-style="solid" style:text-underline-width="auto" style:text-underline-color="font-color" fo:font-weight="bold" style:font-name-asian="Lucida Sans1" style:font-weight-asian="bold" style:font-name-complex="Lucida Sans1"/>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QUESTIONS HISTO + LIENS</text:span></text:p>
      <text:p text:style-name="P1"/>
      <text:p text:style-name="Standard"><text:span text:style-name="T3">&gt;Antigone</text:span></text:p>
      <text:p text:style-name="Standard"><text:span text:style-name="T1">1.Quel est le thème du mythe grec ‘Antigone’ écrit par Sophocle au -V</text:span><text:span text:style-name="T4">e</text:span><text:span text:style-name="T1"> siècle ?</text:span></text:p>
      <text:p text:style-name="Standard"><text:span text:style-name="T2">...La résistance à la tyrannie </text:span><text:span text:style-name="T1">;</text:span></text:p>
      <text:p text:style-name="Standard"><text:span text:style-name="T1">...La création de la démocratie et des lois  ;</text:span></text:p>
      <text:p text:style-name="Standard"><text:span text:style-name="T1">...La tension entre vengeance et justice;</text:span></text:p>
      <text:p text:style-name="P1"/>
      <text:p text:style-name="P1"/>
      <text:p text:style-name="Standard"><text:span text:style-name="T1">VIDÉO «Antigone entre désobéissance et responsabilité» Edouard Delruelle (2017)</text:span></text:p>
      <text:p text:style-name="Standard"><text:a xlink:type="simple" xlink:href="http://blogs.ulg.ac.be/edouard-delruelle/antigone-entre-desobeissance-responsabilite/" text:style-name="ListLabel_20_28" text:visited-style-name="ListLabel_20_28"><text:span text:style-name="T5">http://blogs.ulg.ac.be/edouard-delruelle/antigone-entre-desobeissance-responsabilite/</text:span></text:a></text:p>
      <text:p text:style-name="P1"/>
      <text:p text:style-name="P4"><text:span text:style-name="T8">Article </text:span><text:a xlink:type="simple" xlink:href="https://www.alternatives-non-violentes.org/Revue/Numeros/186_Declarons_la_paix_aux_migrants_!/Antigone_celle_qui_dit_non_premiere_resistante_non" text:style-name="ListLabel_20_29" text:visited-style-name="ListLabel_20_29"><text:span text:style-name="T6">«Antigone, celle qui dit non. Première résistante non-violente ?» Yvette Bailly (2018)</text:span></text:a></text:p>
      <text:p text:style-name="P2"/>
      <text:p text:style-name="Standard"><text:span text:style-name="T3">&gt;Etienne de la Boétie</text:span></text:p>
      <text:p text:style-name="Standard"><text:span text:style-name="T1">En 1548, dans « Discours de la servitude volontaire » E.B. analyse...</text:span></text:p>
      <text:p text:style-name="P1"/>
      <text:p text:style-name="Standard"><text:span text:style-name="T2">...les raisons de la soumission d’un peuple à l’oppression</text:span><text:span text:style-name="T1"> ;</text:span></text:p>
      <text:p text:style-name="Standard"><text:span text:style-name="T1">...la tendance tyrannique présente en tout être humain ;</text:span></text:p>
      <text:p text:style-name="Standard"><text:span text:style-name="T1">...la volonté dans toute société d’avoir un leader autoritaire ; </text:span></text:p>
      <text:p text:style-name="P1"><text:soft-page-break/></text:p>
      <text:p text:style-name="P1"/>
      <text:p text:style-name="Standard"><text:span text:style-name="T1">Film d’animation «Le discours sur la servitude volontaire» 21CM (2017)</text:span></text:p>
      <text:p text:style-name="Standard"><text:a xlink:type="simple" xlink:href="https://www.youtube.com/watch?v=uqxu_rI-aTQ" text:style-name="ListLabel_20_28" text:visited-style-name="ListLabel_20_28"><text:span text:style-name="T5">https://www.youtube.com/watch?v=uqxu_rI-aTQ</text:span></text:a></text:p>
      <text:p text:style-name="Standard"/>
      <text:p text:style-name="P4"><text:span text:style-name="T8">Audio </text:span><text:a xlink:type="simple" xlink:href="https://www.franceculture.fr/oeuvre/discours-de-la-servitude-volontaire-1" text:style-name="ListLabel_20_29" text:visited-style-name="ListLabel_20_29"><text:span text:style-name="T6">«Comment la servitude peut-elle être volontaire ?» France Culture (2015) </text:span></text:a></text:p>
      <text:p text:style-name="P1"/>
      <text:p text:style-name="Standard"><text:span text:style-name="T3">&gt;Société des amis</text:span></text:p>
      <text:p text:style-name="Standard"><text:span text:style-name="T1">Le Quaker et objecteur de conscience William Penn, crée cette année-là l’État de Pennsylvanie. Cet Etat à la particularité de…</text:span></text:p>
      <text:p text:style-name="P1"/>
      <text:p text:style-name="Standard"><text:span text:style-name="T2">…ne posséder ni armée ni prison ;</text:span></text:p>
      <text:p text:style-name="Standard"><text:span text:style-name="T1">...interdire complètement le port d’armes ;</text:span></text:p>
      <text:p text:style-name="Standard"><text:span text:style-name="T1">...permettre l’accès, pour les Amérindien-ne-s, aux mêmes droits que tout-e citoyen-ne ;</text:span></text:p>
      <text:p text:style-name="P1"/>
      <text:p text:style-name="Standard"><text:span text:style-name="T1">ARTICLE </text:span><text:span text:style-name="T11">« Le pacifisme des quakers américains, substrat d’une promesse presque évanouie ? Jeanne-Henriette Louis</text:span></text:p>
      <text:p text:style-name="Standard"><text:a xlink:type="simple" xlink:href="https://www.persee.fr/doc/mat_0769-3206_2004_num_75_1_997" text:style-name="ListLabel_20_28" text:visited-style-name="ListLabel_20_28"><text:span text:style-name="T5">https://www.persee.fr/doc/mat_0769-3206_2004_num_75_1_997</text:span></text:a></text:p>
      <text:p text:style-name="P1"/>
      <text:p text:style-name="Standard"><text:span text:style-name="T3">&gt;Fils de la liberté</text:span></text:p>
      <text:p text:style-name="Standard"><text:span text:style-name="T1">En 1773, une centaine de membres de l’organisation américaine ‘Les Fils de la liberté’, mènent une action de désobéissance civile consistant à jeter des cargaisons de thé venant d’Angleterre par-dessus bord. De quoi cette action est-elle le déclencheur ?</text:span></text:p>
      <text:p text:style-name="P1"/>
      <text:p text:style-name="Standard"><text:span text:style-name="T2">… L’indépendance des Etats-Unis ;</text:span></text:p>
      <text:p text:style-name="Standard"><text:soft-page-break/><text:span text:style-name="T1">… </text:span><text:span text:style-name="T1"><office:annotation office:name="__Annotation__48_20475806"><dc:creator>Anonymous</dc:creator><dc:date>2020-04-06T08:00:33</dc:date><text:p><text:span text:style-name="T17">La fin des taxes sur les produits importés.</text:span></text:p></office:annotation></text:span><text:span text:style-name="T1">L’obtention de la liberté de culte ;</text:span><office:annotation-end office:name="__Annotation__48_20475806"/></text:p>
      <text:p text:style-name="Standard"><text:span text:style-name="T1">… L’abolition de la peine de mort ;</text:span></text:p>
      <text:p text:style-name="P1"/>
      <text:p text:style-name="Standard"><text:span text:style-name="T1">Vidéo <text:s/>«Les droits de l’homme, qu’est-ce que c’est ?» humanrights. com (2009) </text:span></text:p>
      <text:p text:style-name="Standard"><text:a xlink:type="simple" xlink:href="https://www.humanrights.com/what-are-human-rights/" text:style-name="ListLabel_20_28" text:visited-style-name="ListLabel_20_28"><text:span text:style-name="T5">https://www.humanrights.com/what-are-human-rights/</text:span></text:a></text:p>
      <text:p text:style-name="Standard"/>
      <text:p text:style-name="P4"><text:span text:style-name="T8">Article</text:span><text:span text:style-name="T9"> </text:span><text:a xlink:type="simple" xlink:href="https://www.cairn.info/revue-le-genre-humain-2005-1-page-157.htm?contenu=resume" text:style-name="ListLabel_20_29" text:visited-style-name="ListLabel_20_29"><text:span text:style-name="T6">«La désobéissance civile et la constitution des États-Unis» Susan Tiefbrun (2005) </text:span></text:a></text:p>
      <text:p text:style-name="P1"/>
      <text:p text:style-name="Standard"><text:span text:style-name="T3">&gt;Olympe de Gouge</text:span></text:p>
      <text:p text:style-name="Standard"><text:span text:style-name="T1">Évoluant dans le contexte des Lumières, que revendique cette écrivaine en 1791 ?</text:span></text:p>
      <text:p text:style-name="P1"/>
      <text:p text:style-name="Standard"><text:span text:style-name="T2">… Le droit de votes des femmes</text:span><text:span text:style-name="T1"> ;</text:span></text:p>
      <text:p text:style-name="Standard"><text:span text:style-name="T1">… Le droit, pour les femmes, de s’exprimer publiquement ;</text:span></text:p>
      <text:p text:style-name="Standard"><text:span text:style-name="T1">… Une loi en faveur de l’obligation scolaire jusqu’à 16 ans ;</text:span></text:p>
      <text:p text:style-name="P1"/>
      <text:p text:style-name="P1"/>
      <text:p text:style-name="P1"/>
      <text:p text:style-name="Standard"><text:span text:style-name="T1">VIDÉO « Olympe de Gouge, quelle histoire » </text:span><text:a xlink:type="simple" xlink:href="https://www.youtube.com/watch?v=cT1J2jR_OuU" text:style-name="ListLabel_20_28" text:visited-style-name="ListLabel_20_28"><text:span text:style-name="T5">https://www.youtube.com/watch?v=cT1J2jR_OuU</text:span></text:a></text:p>
      <text:p text:style-name="P1"/>
      <text:p text:style-name="Standard"><text:span text:style-name="T3">&gt;Henry David Thoreau</text:span></text:p>
      <text:p text:style-name="Standard"><text:span text:style-name="T1">En 1846, ce penseur résiste ‘passivement’. Ce fait sera considéré comme fondateur de la désobéissance civile :</text:span></text:p>
      <text:p text:style-name="P1"><text:soft-page-break/></text:p>
      <text:p text:style-name="Standard"><text:span text:style-name="T2">...Il refuse de payer ses impôts à un Etat américain qui admet l’esclavage ;</text:span></text:p>
      <text:p text:style-name="Standard"><text:span text:style-name="T1">…</text:span><text:span text:style-name="T1"><office:annotation office:name="__Annotation__76_20475806"><dc:creator>Anonymous</dc:creator><dc:date>2020-04-06T08:12:24</dc:date><text:p><text:span text:style-name="T17">s'échappe, j'ai l'impression que ça fait un peu voyou (à part si c'est l'effet escompté ! )</text:span></text:p><text:p><text:span text:style-name="T17">suggestion : Il refuse de participer au service militaire en raison de son désaccord avec le gouvernement américain.</text:span></text:p></office:annotation></text:span><text:span text:style-name="T1">Il s’arrange pour ‘échapper’ au service militaire</text:span><office:annotation-end office:name="__Annotation__76_20475806"/><text:span text:style-name="T1"> ;</text:span></text:p>
      <text:p text:style-name="Standard"><text:span text:style-name="T1">...Il boycotte l’achat de pommes de terre produites dans une dictature d’Amérique latine  ;</text:span></text:p>
      <text:p text:style-name="P1"/>
      <text:p text:style-name="Standard"><text:span text:style-name="T1">Audio <text:s/>«Thoreau, la désobéissance civile» France Culture (2017)</text:span></text:p>
      <text:p text:style-name="Standard"><text:a xlink:type="simple" xlink:href="https://www.franceculture.fr/emissions/les-chemins-de-la-philosophie/henry-david-thoreau-34-la-desobeissance-civile" text:style-name="ListLabel_20_28" text:visited-style-name="ListLabel_20_28"><text:span text:style-name="T5">https://www.franceculture.fr/emissions/les-chemins-de-la-philosophie/henry-david-thoreau-34-la-desobeissance-civile</text:span></text:a></text:p>
      <text:p text:style-name="P1"/>
      <text:p text:style-name="Standard"><text:span text:style-name="T3">&gt;Les suffragettes</text:span></text:p>
      <text:p text:style-name="Standard"><text:span text:style-name="T1">Comment la women’s social et political union obtient finalement le droit de vote ?</text:span></text:p>
      <text:p text:style-name="P1"/>
      <text:p text:style-name="Standard"><text:span text:style-name="T2">...par des actions directes : incendies, grèves de la faim, enchaînements ;</text:span></text:p>
      <text:p text:style-name="Standard"><text:span text:style-name="T1">…par du plaidoyer : elles prononcent des discours, publient des cartes blanches, font des interpellations ;</text:span></text:p>
      <text:p text:style-name="Standard"><text:span text:style-name="T1">...par la politique : en accédant au pouvoir, elles changent la loi</text:span></text:p>
      <text:p text:style-name="P1"/>
      <text:p text:style-name="P1"/>
      <text:p text:style-name="Standard"><text:span text:style-name="T1">Infographie «Un siècle de conquête du droit de vote pour les femmes». Le Monde (2019) </text:span><text:a xlink:type="simple" xlink:href="https://www.lemonde.fr/societe/article/2019/03/08/en-infographie-un-siecle-de-conquete-du-droit-de-vote-pour-les-femmes_5433084_3224.html" text:style-name="ListLabel_20_28" text:visited-style-name="ListLabel_20_28"><text:span text:style-name="T5">https://www.lemonde.fr/societe/article/2019/03/08/en-infographie-un-siecle-de-conquete-du-droit-de-vote-pour-les-femmes_5433084_3224.html</text:span></text:a></text:p>
      <text:p text:style-name="P1"/>
      <text:p text:style-name="Standard"><text:span text:style-name="T3">&gt;Gandhi</text:span></text:p>
      <text:p text:style-name="Standard"><text:span text:style-name="T1">Pourquoi la “Marche du Sel”-organisée par Gandhi en 1930- est-elle restée gravée dans l’Histoire?</text:span></text:p>
      <text:p text:style-name="Standard"><text:span text:style-name="T1">…</text:span><text:span text:style-name="T2">Sa force non-violente. C’est une des premières actions de masse réalisées pacifiquement</text:span><text:span text:style-name="T1"> ;</text:span></text:p>
      <text:p text:style-name="Standard"><text:soft-page-break/><text:span text:style-name="T1">…Les résultats obtenus : l’abolition totale de la taxe sur le sel ;</text:span></text:p>
      <text:p text:style-name="Standard"><text:span text:style-name="T1">...Elle entraîne l’indépendance de l’Inde ;</text:span></text:p>
      <text:p text:style-name="P1"/>
      <text:p text:style-name="Standard"><text:span text:style-name="T1">Film d’animation « 1jour une actu. - Gandhi »</text:span></text:p>
      <text:p text:style-name="Standard"><text:a xlink:type="simple" xlink:href="https://www.1jour1actu.com/info-animee/cest-qui-gandhi" text:style-name="ListLabel_20_28" text:visited-style-name="ListLabel_20_28"><text:span text:style-name="T5">https://www.1jour1actu.com/info-animee/cest-qui-gandhi</text:span></text:a></text:p>
      <text:p text:style-name="Standard"/>
      <text:p text:style-name="P6"><text:span text:style-name="T8">Article </text:span><text:a xlink:type="simple" xlink:href="http://www.bepax.org/files/files/quest-ce-que-la-non-violence.pdf" text:style-name="ListLabel_20_29" text:visited-style-name="ListLabel_20_29"><text:span text:style-name="T6">«Qu’est ce que la non-violence ?»Katheline Toumpsin, BePax (2006)</text:span></text:a></text:p>
      <text:p text:style-name="P3"/>
      <text:p text:style-name="Standard"><text:span text:style-name="T3">&gt;Rosa Parks </text:span></text:p>
      <text:p text:style-name="Standard"><text:span text:style-name="T1">En 1955, Rosa Parks refuse de céder sa place à un usager blanc dans un bus. Elle désobéit ainsi à la loi ségrégationniste en vigueur à l’époque. Cette action… :</text:span></text:p>
      <text:p text:style-name="P1"/>
      <text:p text:style-name="Standard"><text:span text:style-name="T1">… a été réalisée par Rosa Parks de manière complètement spontanée et individuelle, agissant sous le coup de l’indignation ;</text:span></text:p>
      <text:p text:style-name="Standard"><text:span text:style-name="T2">...d’autres citoyen-ne-s afro-américain-e-s l’avaient entreprise des années avant Rosa Parks, mais sans atteindre le même résultat ;</text:span></text:p>
      <text:p text:style-name="Standard"><text:span text:style-name="T1">… a été préparée et organisée par le mouvement Black Panther auquel Rosa Parks était affiliée.</text:span></text:p>
      <text:p text:style-name="P1"/>
      <text:p text:style-name="Standard"><text:span text:style-name="T3">&gt;Patrice Lumumba</text:span></text:p>
      <text:p text:style-name="Standard"><text:span text:style-name="T1">… Militant pour l’Indépendance du Congo, Patrice Lumumba, outre son parcours politique, entreprendra aussi des actions directes non-violentes pour sensibiliser le peuple congolais à la cause décoloniale. En 1959 :</text:span></text:p>
      <text:p text:style-name="P1"/>
      <text:p text:style-name="Standard"><text:span text:style-name="T2">… Il appelle au boycott des élections organisées par le pouvoir colonial </text:span><text:span text:style-name="T1">;</text:span></text:p>
      <text:p text:style-name="Standard"><text:span text:style-name="T1">… Il incite la population à s’engager dans une grève générale ;</text:span></text:p>
      <text:p text:style-name="Standard"><text:span text:style-name="T1">… Il détourne les campagnes d’affichage émanant des instances officielles pour diffuser son message d’indépendance ;</text:span></text:p>
      <text:p text:style-name="P1"><text:soft-page-break/></text:p>
      <text:p text:style-name="Standard"><text:span text:style-name="T1">AUDIO : « Les grands discours – </text:span><text:span text:style-name="T12">Patrice Lumumba » </text:span><text:a xlink:type="simple" xlink:href="https://www.rtbf.be/lapremiere/article/detail_les-grands-discours-l-independance-du-congo-patrice-lumumba?id=10402475" text:style-name="ListLabel_20_30" text:visited-style-name="ListLabel_20_30"><text:span text:style-name="T7">https://www.rtbf.be/lapremiere/article/detail_les-grands-discours-l-independance-du-congo-patrice-lumumba?id=10402475</text:span></text:a></text:p>
      <text:p text:style-name="Standard"/>
      <text:p text:style-name="P6"><text:span text:style-name="T8">Docu </text:span><text:a xlink:type="simple" xlink:href="https://www.arte.tv/fr/videos/086124-001-A/decolonisations-1-3/" text:style-name="ListLabel_20_29" text:visited-style-name="ListLabel_20_29"><text:span text:style-name="T6">Arte 'Décolonisons"- la décolonisation vue par les colonisés </text:span></text:a></text:p>
      <text:p text:style-name="P5"/>
      <text:p text:style-name="P1"/>
      <text:p text:style-name="Standard"><text:span text:style-name="T3">&gt;Martin Luther King</text:span></text:p>
      <text:p text:style-name="Standard"><text:span text:style-name="T1">…Porteur du mouvement pour les droits civiques aux Etats-Unis, ses revendications, en 1963, sont perçues par l’opinion publique comme... :</text:span></text:p>
      <text:p text:style-name="Standard"><text:span text:style-name="T1">-</text:span><text:span text:style-name="T2">’excessives et extrémistes’ : elles sont mal vues par deux tiers des Américain-e-s</text:span><text:span text:style-name="T1">;</text:span></text:p>
      <text:p text:style-name="Standard"><text:span text:style-name="T1">-’légitimes et incontournables’ : il est naturel de faire avancer la société ;</text:span></text:p>
      <text:p text:style-name="Standard"><text:span text:style-name="T1">-’trop complaisantes’ : puisque M.L King tente de négocier pacifiquement avec le pouvoir en place ;</text:span></text:p>
      <text:p text:style-name="P1"/>
      <text:p text:style-name="Standard"><text:span text:style-name="T1">Vidéo : « Une vie, Martin Luther King » </text:span><text:a xlink:type="simple" xlink:href="https://www.youtube.com/watch?v=w5_Ao1-Ru-o" text:style-name="ListLabel_20_28" text:visited-style-name="ListLabel_20_28"><text:span text:style-name="T5">https://www.youtube.com/watch?v=w5_Ao1-Ru-o</text:span></text:a></text:p>
      <text:p text:style-name="P1"/>
      <text:p text:style-name="Standard"><text:span text:style-name="T3">&gt;Travailleuses de Herstal</text:span></text:p>
      <text:p text:style-name="Standard"><text:span text:style-name="T1">3000 ouvrières de la Fabrique Nationale d’Herstal se mettent en grève en 1966, que réclament-elles ?</text:span></text:p>
      <text:p text:style-name="P1"/>
      <text:p text:style-name="Standard"><text:span text:style-name="T2">...L’égalité salariale ;</text:span></text:p>
      <text:p text:style-name="Standard"><text:span text:style-name="T1">...Des congés payés ;</text:span></text:p>
      <text:p text:style-name="Standard"><text:span text:style-name="T1">…Le droit d’occuper, en tant que femme, toute fonction - y compris les postes de direction, au sein de l’usine ;</text:span></text:p>
      <text:p text:style-name="P1"/>
      <text:p text:style-name="Standard"><text:soft-page-break/></text:p>
      <text:p text:style-name="P6"><text:span text:style-name="T8">Jeu </text:span><text:a xlink:type="simple" xlink:href="http://www.viefeminine.be/spip.php?article4081" text:style-name="ListLabel_20_29" text:visited-style-name="ListLabel_20_29"><text:span text:style-name="T6">«A la conquête des droits des femmes en Belgique» Vie féminine </text:span></text:a></text:p>
      <text:p text:style-name="P6"><text:span text:style-name="T8">Audio</text:span><text:span text:style-name="T9"> </text:span><text:a xlink:type="simple" xlink:href="https://www.franceculture.fr/emissions/la-fabrique-de-lhistoire/travail-egal-salaire-egal-la-greve-des-ouvrieres-dherstal" text:style-name="ListLabel_20_29" text:visited-style-name="ListLabel_20_29"><text:span text:style-name="T6">«La grève des ouvrières de la FN Herstal» La Première (2017)</text:span></text:a></text:p>
      <text:p text:style-name="P1"/>
      <text:p text:style-name="Standard"><text:span text:style-name="T3">&gt;Mapuches</text:span></text:p>
      <text:p text:style-name="Standard"><text:span text:style-name="T1">‘le Peuple de la terre’, est un peuple autochtone du Chili et d’Argentine qui résiste pour son autonomie. En 1969, la réclamation de leurs terres auprès des instances politiques n’aboutissant pas, ils décident… :</text:span></text:p>
      <text:p text:style-name="P1"/>
      <text:p text:style-name="Standard"><text:span text:style-name="T2">-d’occuper leurs terres en s’y réinstallant de manière illégale ;</text:span><text:span text:style-name="T1"> </text:span></text:p>
      <text:p text:style-name="Standard"><text:span text:style-name="T1">-de détruire les chantiers d’exploitations privées installés sur leurs terres ;</text:span></text:p>
      <text:p text:style-name="Standard"><text:span text:style-name="T1">-de construire sans autorisation des centres d’accueil pour les personnes expulsées ;</text:span></text:p>
      <text:p text:style-name="P1"/>
      <text:p text:style-name="P6"><text:span text:style-name="T8">Docu </text:span><text:span text:style-name="T9">«M</text:span><text:a xlink:type="simple" xlink:href="https://minga-docu.net/fr/" text:style-name="ListLabel_20_29" text:visited-style-name="ListLabel_20_29"><text:span text:style-name="T6">inga, voix de résistance» Pauline Dutron et Damien Charles (2018) </text:span></text:a></text:p>
      <text:p text:style-name="P6"><text:span text:style-name="T8">Article </text:span><text:a xlink:type="simple" xlink:href="https://alterlatine.com/2017/02/16/les-mapuches-peuple-de-la-terre-et-du-combat/" text:style-name="ListLabel_20_29" text:visited-style-name="ListLabel_20_29"><text:span text:style-name="T6">«Les Mapuches : peuple de la terre et du combat» Théo Saffroy (2017)</text:span></text:a></text:p>
      <text:p text:style-name="P3"/>
      <text:p text:style-name="Standard"><text:span text:style-name="T3">&gt;Marsha P. Johnson</text:span></text:p>
      <text:p text:style-name="Standard"><text:span text:style-name="T1">Cette activiste transgenre est en première ligne des émeutes de Stonewall en 1969 (Greenwich village New-York). Ces émeutes visent d’abord à contester : </text:span></text:p>
      <text:p text:style-name="P1"/>
      <text:p text:style-name="Standard"><text:span text:style-name="T2">...les contrôles d’identité systématiques dont font l’objet les personnes gays, lesbiennes et transgenres dans l’espace public;</text:span></text:p>
      <text:p text:style-name="Standard"><text:span text:style-name="T1">...les restrictions sur l’accès des personnes LGBTQI+ aux soins de santé ;</text:span></text:p>
      <text:p text:style-name="Standard"><text:span text:style-name="T1">…l’assignation des personnes LGBTQI+ au statut de ‘malade mental’ ;</text:span></text:p>
      <text:p text:style-name="P1"/>
      <text:p text:style-name="Standard"><text:soft-page-break/><text:span text:style-name="T1">Vidéo «Marsha P. Johnson et Stonewall · Histoire queer #1» Mademoiselle Cordelia (2017) </text:span><text:a xlink:type="simple" xlink:href="https://www.youtube.com/watch?v=0wsm5TYWMbk" text:style-name="ListLabel_20_28" text:visited-style-name="ListLabel_20_28"><text:span text:style-name="T5">https://www.youtube.com/watch?v=0wsm5TYWMbk</text:span></text:a></text:p>
      <text:p text:style-name="P1"/>
      <text:p text:style-name="Standard"><text:span text:style-name="T3">&gt;Manifeste des 343</text:span></text:p>
      <text:p text:style-name="Standard"><text:span text:style-name="T1"><text:s/>Simone de Beauvoir rédige un manifeste signé par plusieurs centaines de femmes <text:s/>déclarant « Je me suis fait avorter ». <text:s/>A quoi s’exposent-elles en 1971 ?</text:span></text:p>
      <text:p text:style-name="P1"/>
      <text:p text:style-name="Standard"><text:span text:style-name="T2">...à des poursuites pénales pouvant aller jusqu’à l’emprisonnement </text:span><text:span text:style-name="T1">;</text:span></text:p>
      <text:p text:style-name="Standard"><text:span text:style-name="T1">...à une amende administrative ;</text:span></text:p>
      <text:p text:style-name="Standard"><text:span text:style-name="T1">...à l’interdiction d’accéder gratuitement aux soins de santé ;</text:span></text:p>
      <text:p text:style-name="P1"/>
      <text:p text:style-name="P6"><text:span text:style-name="T9"><text:s/></text:span></text:p>
      <text:p text:style-name="P6"><text:span text:style-name="T8">Dossier</text:span><text:span text:style-name="T9"> </text:span><text:a xlink:type="simple" xlink:href="https://ligue-enseignement.be/le-droit-a-lavortement-et-la-desobeissance-civile-ici-et-ailleurs/" text:style-name="ListLabel_20_29" text:visited-style-name="ListLabel_20_29"><text:span text:style-name="T6">«Le droit à l’avortement et la désobéissance civile» Ligue de l’enseignement (2018) </text:span></text:a></text:p>
      <text:p text:style-name="P6"><text:span text:style-name="T8">Vidéo</text:span><text:span text:style-name="T9"> «</text:span><text:a xlink:type="simple" xlink:href="https://www.youtube.com/watch?v=W4aUKkdICsg" text:style-name="ListLabel_20_29" text:visited-style-name="ListLabel_20_29"><text:span text:style-name="T6">40 ans de loi Veil : hommage des signataires du manifeste des 343» AFP (2011)</text:span></text:a></text:p>
      <text:p text:style-name="P6"><text:span text:style-name="T8">Audio </text:span><text:a xlink:type="simple" xlink:href="https://www.franceculture.fr/histoire/avant-la-loi-veil-le-coup-declat-des-343-salopes" text:style-name="ListLabel_20_29" text:visited-style-name="ListLabel_20_29"><text:span text:style-name="T6">«Avant la loi Veil, le coup d'éclat des 343 "salopes"».</text:span></text:a></text:p>
      <text:p text:style-name="P1"/>
      <text:p text:style-name="Standard"><text:span text:style-name="T3">&gt;Angela Davis</text:span></text:p>
      <text:p text:style-name="Standard"><text:span text:style-name="T1">Accusée d’avoir organisé une prise d’otages pour les Black Panthers et condamnée à la peine de mort, Angela Davis sera finalement acquittée en 1972… :</text:span></text:p>
      <text:p text:style-name="P1"/>
      <text:p text:style-name="Standard"><text:span text:style-name="T2">- grâce la pression internationale, les citoyens et citoyennes se mobilisent à travers le monde durant plusieurs semaines pour sa libération !</text:span></text:p>
      <text:p text:style-name="Standard"><text:span text:style-name="T1">-car le président en place, Richard Nixon, la gracie ;</text:span></text:p>
      <text:p text:style-name="Standard"><text:span text:style-name="T1">-car elle accepte de faire dissoudre le mouvement Black Panthers ;</text:span></text:p>
      <text:p text:style-name="P1"/>
      <text:p text:style-name="Standard"><text:soft-page-break/><text:span text:style-name="T1">Vidéo «Angela Davis, icône du Black Power» Tracks ARTE (2013) </text:span></text:p>
      <text:p text:style-name="Standard"><text:a xlink:type="simple" xlink:href="https://www.youtube.com/watch?v=RX2OmvObA_w" text:style-name="ListLabel_20_28" text:visited-style-name="ListLabel_20_28"><text:span text:style-name="T5">https://www.youtube.com/watch?v=RX2OmvObA_w</text:span></text:a></text:p>
      <text:p text:style-name="Standard"/>
      <text:p text:style-name="P6"><text:span text:style-name="T8">Audio</text:span><text:span text:style-name="T9"> </text:span><text:a xlink:type="simple" xlink:href="https://www.franceculture.fr/conferences/musee-du-quai-branly-jacques-chirac/histoire-des-black-panthers" text:style-name="ListLabel_20_29" text:visited-style-name="ListLabel_20_29"><text:span text:style-name="T6">«L’histoire des Black Panthers au-delà des clichés» France Culture (2018)</text:span></text:a></text:p>
      <text:p text:style-name="P1"/>
      <text:p text:style-name="P1"/>
      <text:p text:style-name="Standard"><text:span text:style-name="T3">&gt;Willy Peers</text:span></text:p>
      <text:p text:style-name="Standard"><text:span text:style-name="T1">En 1973, le docteur et gynécologue belge Willy Peers est mis en détention pour avoir pratiqué plus de trois cents avortements. Son arrestation…</text:span></text:p>
      <text:p text:style-name="P1"/>
      <text:p text:style-name="Standard"><text:span text:style-name="T2">...provoque un large mouvement en faveur de la dépénalisation de l’avortement ;</text:span></text:p>
      <text:p text:style-name="Standard"><text:span text:style-name="T1">...entraîne la fermeture de tous les plannings familiaux de Belgique ; </text:span></text:p>
      <text:p text:style-name="Standard"><text:span text:style-name="T1">…permet d’aboutir au droit à l’avortement, uniquement en cas de viol ;</text:span></text:p>
      <text:p text:style-name="P1"/>
      <text:p text:style-name="Standard"><text:span text:style-name="T1">Cartographie «Le droit à l’avortement dans le monde» </text:span></text:p>
      <text:p text:style-name="Standard"><text:a xlink:type="simple" xlink:href="https://reproductiverights.org/worldabortionlaws" text:style-name="ListLabel_20_28" text:visited-style-name="ListLabel_20_28"><text:span text:style-name="T5">https://reproductiverights.org/worldabortionlaws</text:span></text:a></text:p>
      <text:p text:style-name="Standard"/>
      <text:p text:style-name="P6"><text:span text:style-name="T8">Audio </text:span><text:span text:style-name="T9"><text:s/></text:span><text:a xlink:type="simple" xlink:href="https://www.rtbf.be/info/societe/detail_un-jour-dans-l-info-l-affaire-willy-peers?id=10273708" text:style-name="ListLabel_20_29" text:visited-style-name="ListLabel_20_29"><text:span text:style-name="T6">«Un jour dans l’histoire : l’affaire Willy Peers» Hélène Maquet (2019)</text:span></text:a></text:p>
      <text:p text:style-name="P1"/>
      <text:p text:style-name="Standard"><text:span text:style-name="T3">&gt;Mères de la place de Mai</text:span></text:p>
      <text:p text:style-name="Standard"><text:span text:style-name="T1">Durant la dictature militaire, ces femmes argentines se rassemblent chaque semaine devant le palais présidentiel, arborant un foulard blanc autour du cou… que représente-t-il ?</text:span></text:p>
      <text:p text:style-name="P1"/>
      <text:p text:style-name="Standard"><text:soft-page-break/><text:span text:style-name="T1">… le torchon qui laverait symboliquement les méfaits du pouvoir en place ;</text:span></text:p>
      <text:p text:style-name="Standard"><text:span text:style-name="T2">… le lange en tissu des enfants ‘disparus’ assassinés par les militaires ;</text:span></text:p>
      <text:p text:style-name="Standard"><text:span text:style-name="T1">… le rideau de ‘l’impunité’ sous lequel se cachent les institutions autoritaires ;</text:span></text:p>
      <text:p text:style-name="P1"/>
      <text:p text:style-name="Standard"><text:span text:style-name="T1">Dossier «Quand les femmes se mobilisent pour la paix, la citoyenneté, l’égalité des droits» Annick Miské-Talbot (1997) </text:span><text:a xlink:type="simple" xlink:href="http://base.d-p-h.info/fr/dossiers/dossier-252.html" text:style-name="ListLabel_20_28" text:visited-style-name="ListLabel_20_28"><text:span text:style-name="T5">http://base.d-p-h.info/fr/dossiers/dossier-252.html</text:span></text:a></text:p>
      <text:p text:style-name="Standard"/>
      <text:p text:style-name="P6"><text:span text:style-name="T8">Docu </text:span><text:a xlink:type="simple" xlink:href="https://vimeo.com/59933069" text:style-name="ListLabel_20_29" text:visited-style-name="ListLabel_20_29"><text:span text:style-name="T6">«Identités volées» Bertrand Dévé (2016)</text:span></text:a></text:p>
      <text:p text:style-name="P1"/>
      <text:p text:style-name="Standard"><text:span text:style-name="T3">&gt;Lutte du Larzac</text:span></text:p>
      <text:p text:style-name="Standard"><text:span text:style-name="T1">Luttant contre le projet d’extension d’un camp militaire, la ‘Lutte du Larzac’ préfigure le mouvement altermondialiste. Quelle est l’une de ses particularités ?</text:span></text:p>
      <text:p text:style-name="P1"/>
      <text:p text:style-name="Standard"><text:span text:style-name="T2">...La convergence : différents courants –ouvrier·ère·s, anti-nucléaires, anticapitalistes, féministes…s’unissent pour résister contre le projet ;</text:span></text:p>
      <text:p text:style-name="Standard"><text:span text:style-name="T1">…Des militaires rejoignent l’opposition et militent pacifiquement ;</text:span></text:p>
      <text:p text:style-name="Standard"><text:span text:style-name="T1">...Les paysans prennent les armes, la non-violence n’ayant rien donné ;</text:span></text:p>
      <text:p text:style-name="P1"/>
      <text:p text:style-name="Standard"><text:span text:style-name="T1">Audio «Le conflit du Larzac, archaïque ou moderne ?» France Culture (2018)</text:span></text:p>
      <text:p text:style-name="Standard"><text:a xlink:type="simple" xlink:href="https://www.franceculture.fr/emissions/concordance-des-temps/le-conflit-du-larzac-archaique-ou-moderne" text:style-name="ListLabel_20_28" text:visited-style-name="ListLabel_20_28"><text:span text:style-name="T5">https://www.franceculture.fr/emissions/concordance-des-temps/le-conflit-du-larzac-archaique-ou-moderne</text:span></text:a></text:p>
      <text:p text:style-name="Standard"/>
      <text:p text:style-name="P6"><text:span text:style-name="T8">Film </text:span><text:a xlink:type="simple" xlink:href="https://www.unifrance.org/film/31758/tous-au-larzac" text:style-name="ListLabel_20_29" text:visited-style-name="ListLabel_20_29"><text:span text:style-name="T6">«Tous au Larzac» Christian Rouaud (2011)</text:span></text:a></text:p>
      <text:p text:style-name="P1"/>
      <text:p text:style-name="P1"/>
      <text:p text:style-name="Standard"><text:soft-page-break/><text:span text:style-name="T3">&gt;Bataille de Seattle</text:span></text:p>
      <text:p text:style-name="Standard"><text:span text:style-name="T1">Complète cette phrase de l’activiste altermondialiste Naomi Klein : "L'une des armes du néolibéralisme consiste...</text:span></text:p>
      <text:p text:style-name="P1"/>
      <text:p text:style-name="Standard"><text:span text:style-name="T2">… à déclarer la guerre à l'imagination en faisant croire qu'il n'y a pas d'alternative » ;</text:span></text:p>
      <text:p text:style-name="Standard"><text:span text:style-name="T1">… à faire croire que même l’air que nous respirons est à vendre » ;</text:span></text:p>
      <text:p text:style-name="P1"/>
      <text:p text:style-name="Standard"><text:span text:style-name="T1">…à transformer chaque citoyen-n-e en petit soldat oeuvrant, de manière consentante, au développement d’un système qui l’exploite ;</text:span></text:p>
      <text:p text:style-name="P1"/>
      <text:p text:style-name="Standard"><text:span text:style-name="T1">Audio «Ces sommets qui ont façonné le monde : Seattle» France <text:s/>Culture (2015) </text:span><text:a xlink:type="simple" xlink:href="https://www.franceculture.fr/emissions/culturesmonde/ces-sommets-qui-ont-faconne-le-monde-44-seattle-1999-des-altermondialistes" text:style-name="ListLabel_20_28" text:visited-style-name="ListLabel_20_28"><text:span text:style-name="T5">https://www.franceculture.fr/emissions/culturesmonde/ces-sommets-qui-ont-faconne-le-monde-44-seattle-1999-des-altermondialistes</text:span></text:a></text:p>
      <text:p text:style-name="P1"/>
      <text:p text:style-name="P6"><text:span text:style-name="T8">Essai </text:span><text:a xlink:type="simple" xlink:href="https://www.cairn.info/revue-actuel-marx-2008-2-page-31.htm#" text:style-name="ListLabel_20_31" text:visited-style-name="ListLabel_20_31"><text:span text:style-name="T14">«L’altermondialisme, <text:s/>version moderne de l’anticapitalisme ?» Dominique Plihon (2008)</text:span></text:a></text:p>
      <text:p text:style-name="P1"/>
      <text:p text:style-name="P1"/>
      <text:p text:style-name="P1"/>
      <text:p text:style-name="Standard"><text:span text:style-name="T3">Autres Liens:</text:span></text:p>
      <text:list xml:id="list2718893885" text:style-name="WWNum1">
        <text:list-item>
          <text:p text:style-name="P7"><text:span text:style-name="T3">“Vidéo: Doit-on désobéir? D’Antigone à Nuit Debout”</text:span></text:p>
        </text:list-item>
      </text:list>
      <text:p text:style-name="P10"><text:a xlink:type="simple" xlink:href="https://www.youtube.com/watch?v=qflzDHR99iU" text:style-name="ListLabel_20_32" text:visited-style-name="ListLabel_20_32"><text:span text:style-name="T15">https://www.youtube.com/watch?v=qflzDHR99iU</text:span></text:a><text:span text:style-name="T1"> :</text:span></text:p>
      <text:list xml:id="list1519640046" text:style-name="WWNum3">
        <text:list-item>
          <text:p text:style-name="P8"><text:span text:style-name="T3"><text:s/>« Pourquoi désobéir ? » </text:span><text:span text:style-name="T1">- Demain, les savoirs :</text:span><text:a xlink:type="simple" xlink:href="https://www.youtube.com/redirect?q=https%3A%2F%2Fwww.franceculture.fr%2Femissions%2Fles-nouveaux-chemins-de-la-connaissance%2Fles-nouveaux-chemins-de-la-connaissance-lundi-30&amp;v=qflzDHR99iU&amp;redir_token=oJFBzbf9brzcjimXFDXUo2iDH898MTU4NjI1NzIyMEAxNTg2MTcwODIw&amp;event=video_description" text:style-name="ListLabel_20_33" text:visited-style-name="ListLabel_20_33"><text:span text:style-name="T1"> </text:span></text:a><text:a xlink:type="simple" xlink:href="https://www.youtube.com/redirect?q=https%3A%2F%2Fwww.franceculture.fr%2Femissions%2Fles-nouveaux-chemins-de-la-connaissance%2Fles-nouveaux-chemins-de-la-connaissance-lundi-30&amp;v=qflzDHR99iU&amp;redir_token=oJFBzbf9brzcjimXFDXUo2iDH898MTU4NjI1NzIyMEAxNTg2MTcwODIw&amp;event=video_description" text:style-name="ListLabel_20_32" text:visited-style-name="ListLabel_20_32"><text:span text:style-name="T15">https://www.franceculture.fr/emission...</text:span></text:a><text:span text:style-name="T1"> </text:span></text:p>
        </text:list-item>
        <text:list-item>
          <text:p text:style-name="P8"><text:span text:style-name="T3">« Désobéissance civile : la conscience au-dessus des lois ?</text:span><text:span text:style-name="T1"> » - RTS :</text:span><text:a xlink:type="simple" xlink:href="https://www.youtube.com/redirect?q=http%3A%2F%2Fwww.rts.ch%2Fplay%2Ftv%2Ffaut-pas-croire%2Fvideo%2Fdesobeissance-civile-la-conscience-au-dessus-des-lois--lhumain-derriere-les-cliches%3Fid%3D8161252&amp;v=qflzDHR99iU&amp;redir_token=oJFBzbf9brzcjimXFDXUo2iDH898MTU4NjI1NzIyMEAxNTg2MTcwODIw&amp;event=video_description" text:style-name="ListLabel_20_33" text:visited-style-name="ListLabel_20_33"><text:span text:style-name="T1"> </text:span></text:a><text:a xlink:type="simple" xlink:href="https://www.youtube.com/redirect?q=http%3A%2F%2Fwww.rts.ch%2Fplay%2Ftv%2Ffaut-pas-croire%2Fvideo%2Fdesobeissance-civile-la-conscience-au-dessus-des-lois--lhumain-derriere-les-cliches%3Fid%3D8161252&amp;v=qflzDHR99iU&amp;redir_token=oJFBzbf9brzcjimXFDXUo2iDH898MTU4NjI1NzIyMEAxNTg2MTcwODIw&amp;event=video_description" text:style-name="ListLabel_20_32" text:visited-style-name="ListLabel_20_32"><text:span text:style-name="T15">http://www.rts.ch/play/tv/faut-pas-cr...</text:span></text:a><text:span text:style-name="T1"> </text:span></text:p>
        </text:list-item>
        <text:list-item>
          <text:p text:style-name="P8"><text:span text:style-name="T3">« La désobéissance civile – La marche de l’Histoire »</text:span><text:span text:style-name="T1"> - Jean Lebrun :</text:span><text:a xlink:type="simple" xlink:href="https://www.youtube.com/redirect?q=https%3A%2F%2Fwww.franceinter.fr%2Femissions%2Fla-marche-de-l-histoire%2Fla-marche-de-l-histoire-05-juin-2013&amp;v=qflzDHR99iU&amp;redir_token=oJFBzbf9brzcjimXFDXUo2iDH898MTU4NjI1NzIyMEAxNTg2MTcwODIw&amp;event=video_description" text:style-name="ListLabel_20_33" text:visited-style-name="ListLabel_20_33"><text:span text:style-name="T1"> </text:span></text:a><text:a xlink:type="simple" xlink:href="https://www.youtube.com/redirect?q=https%3A%2F%2Fwww.franceinter.fr%2Femissions%2Fla-marche-de-l-histoire%2Fla-marche-de-l-histoire-05-juin-2013&amp;v=qflzDHR99iU&amp;redir_token=oJFBzbf9brzcjimXFDXUo2iDH898MTU4NjI1NzIyMEAxNTg2MTcwODIw&amp;event=video_description" text:style-name="ListLabel_20_32" text:visited-style-name="ListLabel_20_32"><text:span text:style-name="T15">https://www.franceinter.fr/emissions/...</text:span></text:a><text:span text:style-name="T1"> </text:span></text:p>
        </text:list-item>
        <text:list-item>
          <text:p text:style-name="P8"><text:span text:style-name="T3">« La désobéissance civile : entre non-violence et violence »</text:span><text:span text:style-name="T1"> - Robin Celikates :</text:span><text:a xlink:type="simple" xlink:href="https://www.youtube.com/redirect?q=https%3A%2F%2Fwww.cairn.info%2Frevue-rue-descartes-2013-1-page-35.htm&amp;v=qflzDHR99iU&amp;redir_token=oJFBzbf9brzcjimXFDXUo2iDH898MTU4NjI1NzIyMEAxNTg2MTcwODIw&amp;event=video_description" text:style-name="ListLabel_20_33" text:visited-style-name="ListLabel_20_33"><text:span text:style-name="T1"> </text:span></text:a><text:a xlink:type="simple" xlink:href="https://www.youtube.com/redirect?q=https%3A%2F%2Fwww.cairn.info%2Frevue-rue-descartes-2013-1-page-35.htm&amp;v=qflzDHR99iU&amp;redir_token=oJFBzbf9brzcjimXFDXUo2iDH898MTU4NjI1NzIyMEAxNTg2MTcwODIw&amp;event=video_description" text:style-name="ListLabel_20_32" text:visited-style-name="ListLabel_20_32"><text:span text:style-name="T15">https://www.cairn.info/revue-rue-desc...</text:span></text:a><text:span text:style-name="T1"> </text:span></text:p>
        </text:list-item>
        <text:list-item>
          <text:p text:style-name="P8"><text:soft-page-break/><text:span text:style-name="T3">« Essai d’analyse philosophique de la désobéissance civile »</text:span><text:span text:style-name="T1"> - Consolate Bigirimana :</text:span><text:a xlink:type="simple" xlink:href="https://www.youtube.com/redirect?q=https%3A%2F%2Fwww.erudit.org%2Frevue%2Fltp%2F2005%2Fv61%2Fn2%2F011822ar.html&amp;v=qflzDHR99iU&amp;redir_token=oJFBzbf9brzcjimXFDXUo2iDH898MTU4NjI1NzIyMEAxNTg2MTcwODIw&amp;event=video_description" text:style-name="ListLabel_20_33" text:visited-style-name="ListLabel_20_33"><text:span text:style-name="T1"> </text:span></text:a><text:a xlink:type="simple" xlink:href="https://www.youtube.com/redirect?q=https%3A%2F%2Fwww.erudit.org%2Frevue%2Fltp%2F2005%2Fv61%2Fn2%2F011822ar.html&amp;v=qflzDHR99iU&amp;redir_token=oJFBzbf9brzcjimXFDXUo2iDH898MTU4NjI1NzIyMEAxNTg2MTcwODIw&amp;event=video_description" text:style-name="ListLabel_20_32" text:visited-style-name="ListLabel_20_32"><text:span text:style-name="T15">https://www.erudit.org/revue/ltp/2005...</text:span></text:a><text:span text:style-name="T1"> </text:span></text:p>
        </text:list-item>
        <text:list-item>
          <text:p text:style-name="P8"><text:span text:style-name="T3">« Désobéissance et démocratie radicale »</text:span><text:span text:style-name="T1"> - Sandra Laugier :</text:span><text:a xlink:type="simple" xlink:href="https://www.youtube.com/redirect?q=https%3A%2F%2Fwww.franceculture.fr%2Femissions%2Fles-nouveaux-chemins-de-la-connaissance%2Fles-nouveaux-chemins-de-la-connaissance-lundi-30&amp;v=qflzDHR99iU&amp;redir_token=oJFBzbf9brzcjimXFDXUo2iDH898MTU4NjI1NzIyMEAxNTg2MTcwODIw&amp;event=video_description" text:style-name="ListLabel_20_33" text:visited-style-name="ListLabel_20_33"><text:span text:style-name="T1"> </text:span></text:a><text:a xlink:type="simple" xlink:href="https://www.youtube.com/redirect?q=https%3A%2F%2Fwww.franceculture.fr%2Femissions%2Fles-nouveaux-chemins-de-la-connaissance%2Fles-nouveaux-chemins-de-la-connaissance-lundi-30&amp;v=qflzDHR99iU&amp;redir_token=oJFBzbf9brzcjimXFDXUo2iDH898MTU4NjI1NzIyMEAxNTg2MTcwODIw&amp;event=video_description" text:style-name="ListLabel_20_34" text:visited-style-name="ListLabel_20_34"><text:span text:style-name="T16">https://www.franceculture.fr/emission...</text:span></text:a><text:span text:style-name="T3"> </text:span></text:p>
        </text:list-item>
        <text:list-item>
          <text:p text:style-name="P8"><text:span text:style-name="T3">« Pourquoi faut-il constitutionnaliser la désobéissance civile ? » </text:span><text:span text:style-name="T1">- Manuel Cervera-Marzal :</text:span><text:a xlink:type="simple" xlink:href="https://www.youtube.com/redirect?q=http%3A%2F%2Frue89.nouvelobs.com%2F2011%2F12%2F22%2Fpourquoi-il-faut-constitutionnaliser-la-desobeissance-civile-227534&amp;v=qflzDHR99iU&amp;redir_token=oJFBzbf9brzcjimXFDXUo2iDH898MTU4NjI1NzIyMEAxNTg2MTcwODIw&amp;event=video_description" text:style-name="ListLabel_20_33" text:visited-style-name="ListLabel_20_33"><text:span text:style-name="T1"> </text:span></text:a><text:a xlink:type="simple" xlink:href="https://www.youtube.com/redirect?q=http%3A%2F%2Frue89.nouvelobs.com%2F2011%2F12%2F22%2Fpourquoi-il-faut-constitutionnaliser-la-desobeissance-civile-227534&amp;v=qflzDHR99iU&amp;redir_token=oJFBzbf9brzcjimXFDXUo2iDH898MTU4NjI1NzIyMEAxNTg2MTcwODIw&amp;event=video_description" text:style-name="ListLabel_20_32" text:visited-style-name="ListLabel_20_32"><text:span text:style-name="T15">http://rue89.nouvelobs.com/2011/12/22...</text:span></text:a><text:span text:style-name="T1"> </text:span></text:p>
        </text:list-item>
        <text:list-item>
          <text:p text:style-name="P8"><text:span text:style-name="T3">« La désobéissance civile à l’épreuve du principe du fair-play : entre ingratitude et reconnaissance »</text:span><text:span text:style-name="T1"> - Hourya Bentouhami :</text:span><text:a xlink:type="simple" xlink:href="https://www.youtube.com/redirect?q=https%3A%2F%2Ftraces.revues.org%2F234&amp;v=qflzDHR99iU&amp;redir_token=oJFBzbf9brzcjimXFDXUo2iDH898MTU4NjI1NzIyMEAxNTg2MTcwODIw&amp;event=video_description" text:style-name="ListLabel_20_33" text:visited-style-name="ListLabel_20_33"><text:span text:style-name="T1"> </text:span></text:a><text:a xlink:type="simple" xlink:href="https://www.youtube.com/redirect?q=https%3A%2F%2Ftraces.revues.org%2F234&amp;v=qflzDHR99iU&amp;redir_token=oJFBzbf9brzcjimXFDXUo2iDH898MTU4NjI1NzIyMEAxNTg2MTcwODIw&amp;event=video_description" text:style-name="ListLabel_20_32" text:visited-style-name="ListLabel_20_32"><text:span text:style-name="T15">https://traces.revues.org/234</text:span></text:a><text:span text:style-name="T1"> </text:span></text:p>
        </text:list-item>
        <text:list-item>
          <text:p text:style-name="P8"><text:span text:style-name="T3">« Base de données d’actions non-violentes»</text:span></text:p>
        </text:list-item>
      </text:list>
      <text:p text:style-name="P11"><text:a xlink:type="simple" xlink:href="https://nvdatabase.swarthmore.edu/" text:style-name="ListLabel_20_32" text:visited-style-name="ListLabel_20_32"><text:span text:style-name="T15">Global Nonviolent Action Database</text:span></text:a></text:p>
      <text:list xml:id="list1190954973" text:style-name="WWNum2">
        <text:list-item>
          <text:p text:style-name="P9"><text:span text:style-name="T3">“Bibliothèque de ressources éducatives”</text:span></text:p>
        </text:list-item>
      </text:list>
      <text:p text:style-name="P12"><text:span text:style-name="T1"><text:tab/></text:span><text:a xlink:type="simple" xlink:href="https://www.nonviolent-conflict.org/resource-library/?fwp_language=french" text:style-name="ListLabel_20_32" text:visited-style-name="ListLabel_20_32"><text:span text:style-name="T15">https://www.nonviolent-conflict.org/resource-library/?fwp_language=french</text:span></text:a><text:span text:style-name="T1">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ahnschrift Light" svg:font-family="'Bahnschrift Light'"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hnschrift Light1" svg:font-family="'Bahnschrift Light'"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Lucida Sans1"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BE"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0835in" fo:margin-bottom="0.0835in" loext:contextual-spacing="false" fo:line-height="100%" fo:keep-with-next="always"/>
      <style:text-properties style:font-name="Liberation Serif" fo:font-family="'Liberation Serif'" style:font-family-generic="roman" style:font-pitch="variable" fo:font-size="12pt" fo:font-weight="bold" style:font-name-asian="Liberation Serif1" style:font-family-asian="'Liberation Serif'" style:font-family-generic-asian="system" style:font-pitch-asian="variable" style:font-size-asian="12pt"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Lucida Sans" fo:font-family="'Lucida Sans'" style:font-family-generic="roman" style:font-pitch="variable"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ucida Sans" fo:font-family="'Lucida Sans'" style:font-family-generic="roman" style:font-pitch="variable"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ucida Sans" fo:font-family="'Lucida Sans'"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80" style:font-name="Lucida Sans" fo:font-family="'Lucida Sans'" style:font-family-generic="roman" style:font-pitch="variable" style:text-underline-style="solid" style:text-underline-width="auto" style:text-underline-color="font-color" style:font-name-asian="Lucida Sans1" style:font-family-asian="'Lucida Sans'" style:font-family-generic-asian="system" style:font-pitch-asian="variable" style:font-name-complex="Lucida Sans1" style:font-family-complex="'Lucida 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000080" style:font-name="Bahnschrift Light" fo:font-family="'Bahnschrift Light'" style:font-family-generic="roman" style:font-pitch="variable" fo:font-size="11pt" style:text-underline-style="solid" style:text-underline-width="auto" style:text-underline-color="font-color" style:font-name-asian="Bahnschrift Light1" style:font-family-asian="'Bahnschrift Light'" style:font-family-generic-asian="system" style:font-pitch-asian="variable" style:font-size-asian="11pt" style:font-name-complex="Bahnschrift Light1" style:font-family-complex="'Bahnschrift Light'" style:font-family-generic-complex="system" style:font-pitch-complex="variable" style:font-size-complex="11pt"/>
    </style:style>
    <style:style style:name="ListLabel_20_30" style:display-name="ListLabel 30" style:family="text">
      <style:text-properties fo:color="#000080" style:text-position="0% 100%" style:font-name="Lucida Sans" fo:font-family="'Lucida Sans'" style:font-family-generic="roman" style:font-pitch="variable" fo:font-size="12pt" style:text-underline-style="solid" style:text-underline-width="auto" style:text-underline-color="font-color" style:font-name-asian="Lucida Sans1" style:font-family-asian="'Lucida Sans'" style:font-family-generic-asian="system" style:font-pitch-asian="variable" style:font-size-asian="12pt" style:font-name-complex="Lucida Sans1" style:font-family-complex="'Lucida Sans'" style:font-family-generic-complex="system" style:font-pitch-complex="variable" style:font-size-complex="12pt"/>
    </style:style>
    <style:style style:name="ListLabel_20_31" style:display-name="ListLabel 31" style:family="text">
      <style:text-properties fo:color="#1155cc" style:font-name="Bahnschrift Light" fo:font-family="'Bahnschrift Light'" style:font-family-generic="roman" style:font-pitch="variable" fo:font-size="11pt" style:text-underline-style="solid" style:text-underline-width="auto" style:text-underline-color="font-color" style:font-name-asian="Bahnschrift Light1" style:font-family-asian="'Bahnschrift Light'" style:font-family-generic-asian="system" style:font-pitch-asian="variable" style:font-size-asian="11pt" style:font-name-complex="Bahnschrift Light1" style:font-family-complex="'Bahnschrift Light'" style:font-family-generic-complex="system" style:font-pitch-complex="variable" style:font-size-complex="11pt"/>
    </style:style>
    <style:style style:name="ListLabel_20_32" style:display-name="ListLabel 32" style:family="text">
      <style:text-properties fo:color="#1155cc" style:font-name="Lucida Sans" fo:font-family="'Lucida Sans'" style:font-family-generic="roman" style:font-pitch="variable" style:text-underline-style="solid" style:text-underline-width="auto" style:text-underline-color="font-color" style:font-name-asian="Lucida Sans1" style:font-family-asian="'Lucida Sans'" style:font-family-generic-asian="system" style:font-pitch-asian="variable" style:font-name-complex="Lucida Sans1" style:font-family-complex="'Lucida Sans'" style:font-family-generic-complex="system" style:font-pitch-complex="variable"/>
    </style:style>
    <style:style style:name="ListLabel_20_33" style:display-name="ListLabel 33" style:family="text">
      <style:text-properties style:font-name="Lucida Sans" fo:font-family="'Lucida Sans'" style:font-family-generic="roman" style:font-pitch="variable" style:font-name-asian="Lucida Sans1" style:font-family-asian="'Lucida Sans'" style:font-family-generic-asian="system" style:font-pitch-asian="variable" style:font-name-complex="Lucida Sans1" style:font-family-complex="'Lucida Sans'" style:font-family-generic-complex="system" style:font-pitch-complex="variable"/>
    </style:style>
    <style:style style:name="ListLabel_20_34" style:display-name="ListLabel 34" style:family="text">
      <style:text-properties fo:color="#1155cc" style:font-name="Lucida Sans" fo:font-family="'Lucida Sans'" style:font-family-generic="roman" style:font-pitch="variable" style:text-underline-style="solid" style:text-underline-width="auto" style:text-underline-color="font-color" fo:font-weight="bold" style:font-name-asian="Lucida Sans1" style:font-family-asian="'Lucida Sans'" style:font-family-generic-asian="system" style:font-pitch-asian="variable" style:font-weight-asian="bold" style:font-name-complex="Lucida Sans1" style:font-family-complex="'Lucida 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159" meta:word-count="1720" meta:character-count="12289" meta:non-whitespace-character-count="10700"/>
    <meta:generator>LibreOfficeDev/6.0.5.2$Linux_X86_64 LibreOffice_project/</meta:generator>
  </office:meta>
</office:document-meta>
</file>